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0.2mm" svg:height="90.01mm" svg:x="92.48mm" svg:y="24.98mm">
            <draw:object draw:notify-on-update-of-ranges="Arkusz1.A1:Arkusz1.A1 Arkusz1.A2:Arkusz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stan cieczy</text:p>
          </table:table-cell>
          <table:table-cell office:value-type="string" calcext:value-type="string">
            <text:p>wylano</text:p>
          </table:table-cell>
        </table:table-row>
        <table:table-row table:style-name="ro1">
          <table:table-cell office:value-type="float" office:value="1000" calcext:value-type="float">
            <text:p>1000,00</text:p>
          </table:table-cell>
          <table:table-cell table:formula="of:=0.33*[.A2]" office:value-type="float" office:value="330" calcext:value-type="float">
            <text:p>330,00</text:p>
          </table:table-cell>
        </table:table-row>
        <table:table-row table:style-name="ro1">
          <table:table-cell table:formula="of:=[.A2]-[.B2]" office:value-type="float" office:value="670" calcext:value-type="float">
            <text:p>670,00</text:p>
          </table:table-cell>
          <table:table-cell table:formula="of:=0.33*[.A3]" office:value-type="float" office:value="221.1" calcext:value-type="float">
            <text:p>221,10</text:p>
          </table:table-cell>
        </table:table-row>
        <table:table-row table:style-name="ro1">
          <table:table-cell table:formula="of:=[.A3]-[.B3]" office:value-type="float" office:value="448.9" calcext:value-type="float">
            <text:p>448,90</text:p>
          </table:table-cell>
          <table:table-cell table:formula="of:=0.33*[.A4]" office:value-type="float" office:value="148.137" calcext:value-type="float">
            <text:p>148,14</text:p>
          </table:table-cell>
        </table:table-row>
        <table:table-row table:style-name="ro1">
          <table:table-cell table:formula="of:=[.A4]-[.B4]" office:value-type="float" office:value="300.763" calcext:value-type="float">
            <text:p>300,76</text:p>
          </table:table-cell>
          <table:table-cell table:formula="of:=0.33*[.A5]" office:value-type="float" office:value="99.25179" calcext:value-type="float">
            <text:p>99,25</text:p>
          </table:table-cell>
        </table:table-row>
        <table:table-row table:style-name="ro1">
          <table:table-cell table:formula="of:=[.A5]-[.B5]" office:value-type="float" office:value="201.51121" calcext:value-type="float">
            <text:p>201,51</text:p>
          </table:table-cell>
          <table:table-cell table:formula="of:=0.33*[.A6]" office:value-type="float" office:value="66.4986993" calcext:value-type="float">
            <text:p>66,50</text:p>
          </table:table-cell>
        </table:table-row>
        <table:table-row table:style-name="ro1">
          <table:table-cell table:formula="of:=[.A6]-[.B6]" office:value-type="float" office:value="135.0125107" calcext:value-type="float">
            <text:p>135,01</text:p>
          </table:table-cell>
          <table:table-cell table:formula="of:=0.33*[.A7]" office:value-type="float" office:value="44.554128531" calcext:value-type="float">
            <text:p>44,55</text:p>
          </table:table-cell>
        </table:table-row>
        <table:table-row table:style-name="ro1">
          <table:table-cell table:formula="of:=[.A7]-[.B7]" office:value-type="float" office:value="90.458382169" calcext:value-type="float">
            <text:p>90,46</text:p>
          </table:table-cell>
          <table:table-cell table:formula="of:=0.33*[.A8]" office:value-type="float" office:value="29.85126611577" calcext:value-type="float">
            <text:p>29,85</text:p>
          </table:table-cell>
        </table:table-row>
        <table:table-row table:style-name="ro1">
          <table:table-cell table:formula="of:=[.A8]-[.B8]" office:value-type="float" office:value="60.60711605323" calcext:value-type="float">
            <text:p>60,61</text:p>
          </table:table-cell>
          <table:table-cell table:formula="of:=0.33*[.A9]" office:value-type="float" office:value="20.0003482975659" calcext:value-type="float">
            <text:p>20,00</text:p>
          </table:table-cell>
        </table:table-row>
        <table:table-row table:style-name="ro1">
          <table:table-cell table:formula="of:=[.A9]-[.B9]" office:value-type="float" office:value="40.6067677556641" calcext:value-type="float">
            <text:p>40,61</text:p>
          </table:table-cell>
          <table:table-cell table:formula="of:=0.33*[.A10]" office:value-type="float" office:value="13.4002333593692" calcext:value-type="float">
            <text:p>13,40</text:p>
          </table:table-cell>
        </table:table-row>
        <table:table-row table:style-name="ro1">
          <table:table-cell table:formula="of:=[.A10]-[.B10]" office:value-type="float" office:value="27.2065343962949" calcext:value-type="float">
            <text:p>27,21</text:p>
          </table:table-cell>
          <table:table-cell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8:11:27.927820635</meta:creation-date>
    <dc:date>2019-05-16T08:19:33.196884312</dc:date>
    <meta:editing-duration>PT8M5S</meta:editing-duration>
    <meta:editing-cycles>1</meta:editing-cycles>
    <meta:generator>LibreOffice/6.0.7.3$Linux_X86_64 LibreOffice_project/00m0$Build-3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legend chart:legend-position="end" svg:x="13.493cm" svg:y="4.202cm" style:legend-expansion="high" chart:style-name="ch2"/>
        <chart:plot-area chart:style-name="ch3" table:cell-range-address="Arkusz1.A1:Arkusz1.A11" chart:data-source-has-labels="row" svg:x="0.32cm" svg:y="0.18cm" svg:width="12.853cm" svg:height="8.642cm">
          <chartooo:coordinate-region svg:x="1.788cm" svg:y="0.38cm" svg:width="11.38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11" chart:label-cell-address="Arkusz1.A1:Arkusz1.A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 cieczy</text:p>
                <draw:g>
                  <svg:desc>Arkusz1.A1:Arkusz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:Arkusz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763">
                <text:p>300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.51121">
                <text:p>201.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0125107">
                <text:p>135.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58382169">
                <text:p>90.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0711605323">
                <text:p>60.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067677556641">
                <text:p>40.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065343962949">
                <text:p>27.206534396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